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Mono" svg:font-family="'Roboto Mon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5343" officeooo:paragraph-rsid="00055343"/>
    </style:style>
    <style:style style:name="P2" style:family="paragraph" style:parent-style-name="Standard">
      <style:text-properties officeooo:paragraph-rsid="00070630"/>
    </style:style>
    <style:style style:name="P3" style:family="paragraph" style:parent-style-name="Standard">
      <style:text-properties officeooo:rsid="0007f50b" officeooo:paragraph-rsid="0007f50b"/>
    </style:style>
    <style:style style:name="P4" style:family="paragraph" style:parent-style-name="Standard">
      <style:text-properties officeooo:rsid="000a6480" officeooo:paragraph-rsid="000a6480"/>
    </style:style>
    <style:style style:name="P5" style:family="paragraph" style:parent-style-name="Standard">
      <style:text-properties officeooo:rsid="000baacf" officeooo:paragraph-rsid="000baacf"/>
    </style:style>
    <style:style style:name="P6" style:family="paragraph" style:parent-style-name="Standard">
      <style:text-properties officeooo:rsid="000d6d52" officeooo:paragraph-rsid="000d6d52"/>
    </style:style>
    <style:style style:name="P7" style:family="paragraph" style:parent-style-name="Standard">
      <style:text-properties officeooo:rsid="00108434" officeooo:paragraph-rsid="00108434"/>
    </style:style>
    <style:style style:name="P8" style:family="paragraph" style:parent-style-name="Standard">
      <style:text-properties officeooo:rsid="0011b9f0" officeooo:paragraph-rsid="0011b9f0"/>
    </style:style>
    <style:style style:name="P9" style:family="paragraph" style:parent-style-name="Standard">
      <style:text-properties officeooo:rsid="0011c599" officeooo:paragraph-rsid="0011c599"/>
    </style:style>
    <style:style style:name="P10" style:family="paragraph" style:parent-style-name="Standard">
      <style:text-properties officeooo:rsid="0013bbba" officeooo:paragraph-rsid="0013bbba"/>
    </style:style>
    <style:style style:name="P11" style:family="paragraph" style:parent-style-name="Standard">
      <style:text-properties officeooo:rsid="001507a8" officeooo:paragraph-rsid="00155f73"/>
    </style:style>
    <style:style style:name="P12" style:family="paragraph" style:parent-style-name="Standard">
      <style:text-properties officeooo:rsid="00155f73" officeooo:paragraph-rsid="001507a8"/>
    </style:style>
    <style:style style:name="P13" style:family="paragraph" style:parent-style-name="Standard">
      <style:text-properties officeooo:rsid="00155f73" officeooo:paragraph-rsid="00155f73"/>
    </style:style>
    <style:style style:name="P14" style:family="paragraph" style:parent-style-name="Standard">
      <style:text-properties officeooo:rsid="00157d89" officeooo:paragraph-rsid="00157d89"/>
    </style:style>
    <style:style style:name="P15" style:family="paragraph" style:parent-style-name="Standard">
      <style:text-properties officeooo:rsid="00167515" officeooo:paragraph-rsid="00167515"/>
    </style:style>
    <style:style style:name="T1" style:family="text">
      <style:text-properties officeooo:rsid="00070630"/>
    </style:style>
    <style:style style:name="T2" style:family="text">
      <style:text-properties fo:font-variant="normal" fo:text-transform="none" fo:color="#37474f" style:font-name="Roboto Mono" fo:font-size="10.5pt" fo:letter-spacing="normal" fo:font-style="normal" fo:font-weight="normal"/>
    </style:style>
    <style:style style:name="T3" style:family="text">
      <style:text-properties fo:font-variant="normal" fo:text-transform="none" fo:color="#37474f" style:font-name="Roboto Mono" fo:font-size="10.5pt" fo:letter-spacing="normal" fo:font-style="normal" fo:font-weight="normal" officeooo:rsid="00096bad"/>
    </style:style>
    <style:style style:name="T4" style:family="text">
      <style:text-properties fo:font-variant="normal" fo:text-transform="none" fo:color="#37474f" style:font-name="Roboto Mono" fo:font-size="10.5pt" fo:letter-spacing="normal" fo:font-style="normal" fo:font-weight="normal" officeooo:rsid="000a6480"/>
    </style:style>
    <style:style style:name="T5" style:family="text">
      <style:text-properties fo:font-variant="normal" fo:text-transform="none" fo:color="#37474f" style:font-name="Roboto Mono" fo:font-size="10.5pt" fo:letter-spacing="normal" fo:font-style="normal" fo:font-weight="normal" officeooo:rsid="000f15ad"/>
    </style:style>
    <style:style style:name="T6" style:family="text">
      <style:text-properties fo:font-variant="normal" fo:text-transform="none" fo:color="#37474f" style:font-name="Roboto Mono" fo:font-size="10.5pt" fo:letter-spacing="normal" fo:font-style="normal" fo:font-weight="normal" officeooo:rsid="00155f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– Create a firebse project</text:p>
      <text:p text:style-name="P1">2 – go to Hosting tab and click get started</text:p>
      <text:p text:style-name="P1">3 – npm install command given in that page</text:p>
      <text:p text:style-name="P1">4 – run firebase login in terminal</text:p>
      <text:p text:style-name="P2"><text:span text:style-name="T1">5 – after successful login run </text:span><text:span text:style-name="T2">firebase init</text:span></text:p>
      <text:p text:style-name="P3"><text:span text:style-name="T2">6 – select all expect last i.e storage using spacebar and then press enter</text:span></text:p>
      <text:p text:style-name="P3"><text:span text:style-name="T3">7 – </text:span><text:span text:style-name="T4">for first 3 press enter</text:span></text:p>
      <text:p text:style-name="P4"><text:span text:style-name="T2">then select javascript as lang</text:span></text:p>
      <text:p text:style-name="P4"><text:span text:style-name="T2">eslint – no</text:span></text:p>
      <text:p text:style-name="P4"><text:span text:style-name="T2">install dependencies with npm – no</text:span></text:p>
      <text:p text:style-name="P4"><text:span text:style-name="T2">public directory – build</text:span></text:p>
      <text:p text:style-name="P4"><text:span text:style-name="T2">configure as single page app – yes</text:span></text:p>
      <text:p text:style-name="P4"><text:span text:style-name="T2">overwrite – no</text:span></text:p>
      <text:p text:style-name="P4"><text:span text:style-name="T2"/></text:p>
      <text:p text:style-name="P5"><text:span text:style-name="T2">now our ap will have some new files</text:span></text:p>
      <text:p text:style-name="P5"><text:span text:style-name="T2"/></text:p>
      <text:p text:style-name="P6"><text:span text:style-name="T2">8 – click finish button in firebase web page</text:span></text:p>
      <text:p text:style-name="P6"><text:span text:style-name="T2"/></text:p>
      <text:p text:style-name="P6"><text:span text:style-name="T2">9 – </text:span><text:span text:style-name="T5">In dashboard of hosting u will find url of our app, which wii have site not found now</text:span></text:p>
      <text:p text:style-name="P6"><text:span text:style-name="T5"/></text:p>
      <text:p text:style-name="P7"><text:span text:style-name="T5">1</text:span><text:span text:style-name="T2">0 – cd into functions folder... functions folder will have its own package.json as it is kind of backend...now run npm i </text:span></text:p>
      <text:p text:style-name="P7"><text:span text:style-name="T2"/></text:p>
      <text:p text:style-name="P8"><text:span text:style-name="T2">11 – now cd ..</text:span></text:p>
      <text:p text:style-name="P8"><text:span text:style-name="T2">then run - <text:s/>npm run build</text:span></text:p>
      <text:p text:style-name="P8"><text:span text:style-name="T2"/></text:p>
      <text:p text:style-name="P10"><text:span text:style-name="T2">12 – goto firebase webpage database link - &gt; create database - &gt; test mode -&gt; click enable</text:span></text:p>
      <text:p text:style-name="P11"><text:span text:style-name="T2">from above dropdown , choose real time db instead of cloud firestore</text:span></text:p>
      <text:p text:style-name="P11"><text:span text:style-name="T2"/></text:p>
      <text:p text:style-name="P13"><text:span text:style-name="T2">13 – goto hosting then get started then continue then finish </text:span></text:p>
      <text:p text:style-name="P13"><text:span text:style-name="T2"/></text:p>
      <text:p text:style-name="P9"><text:span text:style-name="T2">1</text:span><text:span text:style-name="T6">4</text:span><text:span text:style-name="T2"> – run - <text:s/>firebase deploy</text:span></text:p>
      <text:p text:style-name="P9"><text:span text:style-name="T2"/></text:p>
      <text:p text:style-name="P14"><text:span text:style-name="T2">15- we get url in terminal and go there to see app</text:span></text:p>
      <text:p text:style-name="P14"><text:span text:style-name="T2"/></text:p>
      <text:p text:style-name="P15"><text:span text:style-name="T2">16 – reload webpage to see current deployment</text:span></text:p>
      <text:p text:style-name="P1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Mono" svg:font-family="'Roboto Mon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01:32:02.950103142</meta:creation-date>
    <dc:date>2019-04-30T01:59:14.673072729</dc:date>
    <meta:editing-duration>PT27M4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206" meta:character-count="1109" meta:non-whitespace-character-count="904"/>
  </office:meta>
</office:document-meta>
</file>